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11207" officeooo:paragraph-rsid="00111207"/>
    </style:style>
    <style:style style:name="P2" style:family="paragraph" style:parent-style-name="Standard">
      <style:text-properties style:font-name="Liberation Mono" fo:font-weight="normal" officeooo:rsid="00111207" officeooo:paragraph-rsid="00111207" style:font-weight-asian="normal" style:font-weight-complex="normal"/>
    </style:style>
    <style:style style:name="P3" style:family="paragraph" style:parent-style-name="Standard" style:list-style-name="L4">
      <style:text-properties style:font-name="Liberation Mono" fo:font-weight="normal" officeooo:rsid="0012b74c" officeooo:paragraph-rsid="0012b74c" style:font-weight-asian="normal" style:font-weight-complex="normal"/>
    </style:style>
    <style:style style:name="P4" style:family="paragraph" style:parent-style-name="Standard" style:list-style-name="L3">
      <style:text-properties style:font-name="Liberation Mono" fo:font-weight="normal" officeooo:rsid="0012b74c" officeooo:paragraph-rsid="0012b74c" style:font-weight-asian="normal" style:font-weight-complex="normal"/>
    </style:style>
    <style:style style:name="P5" style:family="paragraph" style:parent-style-name="Standard" style:list-style-name="L4">
      <style:text-properties style:font-name="Liberation Mono" fo:font-weight="normal" officeooo:rsid="0013e150" officeooo:paragraph-rsid="0013e150" style:font-weight-asian="normal" style:font-weight-complex="normal"/>
    </style:style>
    <style:style style:name="P6" style:family="paragraph" style:parent-style-name="Standard" style:list-style-name="L3">
      <style:text-properties style:font-name="Liberation Mono" fo:font-weight="normal" officeooo:rsid="0013e150" officeooo:paragraph-rsid="0013e150" style:font-weight-asian="normal" style:font-weight-complex="normal"/>
    </style:style>
    <style:style style:name="P7" style:family="paragraph" style:parent-style-name="Standard" style:list-style-name="L4">
      <style:text-properties style:font-name="Liberation Mono" fo:font-weight="normal" officeooo:rsid="00143887" officeooo:paragraph-rsid="00143887" style:font-weight-asian="normal" style:font-weight-complex="normal"/>
    </style:style>
    <style:style style:name="P8" style:family="paragraph" style:parent-style-name="Standard" style:list-style-name="L1">
      <style:text-properties style:font-name="Liberation Mono" fo:font-weight="normal" officeooo:rsid="0014bb3d" officeooo:paragraph-rsid="0014bb3d" style:font-weight-asian="normal" style:font-weight-complex="normal"/>
    </style:style>
    <style:style style:name="P9" style:family="paragraph" style:parent-style-name="Standard" style:list-style-name="L6">
      <style:text-properties style:font-name="Liberation Mono" fo:font-weight="normal" officeooo:rsid="00169df9" officeooo:paragraph-rsid="00169df9" style:font-weight-asian="normal" style:font-weight-complex="normal"/>
    </style:style>
    <style:style style:name="P10" style:family="paragraph" style:parent-style-name="Standard" style:list-style-name="L6">
      <style:paragraph-properties fo:text-align="center" style:justify-single-word="false"/>
      <style:text-properties style:font-name="Liberation Mono" fo:font-weight="normal" officeooo:rsid="00169df9" officeooo:paragraph-rsid="00169df9" style:font-weight-asian="normal" style:font-weight-complex="normal"/>
    </style:style>
    <style:style style:name="P11" style:family="paragraph" style:parent-style-name="Standard" style:list-style-name="L6">
      <style:paragraph-properties fo:text-align="center" style:justify-single-word="false"/>
      <style:text-properties style:font-name="Liberation Mono" fo:font-weight="normal" officeooo:rsid="00169df9" officeooo:paragraph-rsid="00171bdd" style:font-weight-asian="normal" style:font-weight-complex="normal"/>
    </style:style>
    <style:style style:name="P12" style:family="paragraph" style:parent-style-name="Standard">
      <style:text-properties style:font-name="Liberation Mono" fo:font-weight="bold" officeooo:rsid="00111207" officeooo:paragraph-rsid="00111207" style:font-weight-asian="bold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Mono" fo:font-weight="bold" officeooo:rsid="0012b74c" officeooo:paragraph-rsid="0012b74c" style:font-weight-asian="bold" style:font-weight-complex="bold"/>
    </style:style>
    <style:style style:name="P14" style:family="paragraph" style:parent-style-name="Standard" style:list-style-name="L1">
      <style:text-properties style:font-name="Liberation Mono" fo:font-weight="bold" officeooo:rsid="0012b74c" officeooo:paragraph-rsid="0012b74c" style:font-weight-asian="bold" style:font-weight-complex="bold"/>
    </style:style>
    <style:style style:name="P15" style:family="paragraph" style:parent-style-name="Standard">
      <style:text-properties style:font-name="Liberation Mono" fo:font-weight="bold" officeooo:rsid="0012b74c" officeooo:paragraph-rsid="0012b74c" style:font-weight-asian="bold" style:font-weight-complex="bold"/>
    </style:style>
    <style:style style:name="P16" style:family="paragraph" style:parent-style-name="Standard">
      <style:text-properties style:font-name="Liberation Mono" fo:font-weight="bold" officeooo:rsid="0014bb3d" officeooo:paragraph-rsid="0014bb3d" style:font-weight-asian="bold" style:font-weight-complex="bold"/>
    </style:style>
    <style:style style:name="P17" style:family="paragraph" style:parent-style-name="Standard" style:list-style-name="L6">
      <style:text-properties fo:color="#77bc65" loext:opacity="100%" style:font-name="Liberation Mono" fo:font-weight="normal" officeooo:rsid="00169df9" officeooo:paragraph-rsid="00169df9" style:font-weight-asian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color="#ff972f" loext:opacity="100%" style:font-name="Liberation Mono" fo:font-weight="normal" officeooo:rsid="00169df9" officeooo:paragraph-rsid="00171bd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b74c" style:font-weight-asian="normal" style:font-weight-complex="normal"/>
    </style:style>
    <style:style style:name="T4" style:family="text">
      <style:text-properties officeooo:rsid="0012b74c"/>
    </style:style>
    <style:style style:name="T5" style:family="text">
      <style:text-properties officeooo:rsid="00143887"/>
    </style:style>
    <style:style style:name="T6" style:family="text">
      <style:text-properties officeooo:rsid="00171b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: I want a procedural item generator to be used in a future project, such that it can be used to randomly generate weapons and armour.</text:p>
      <text:p text:style-name="P1"/>
      <text:p text:style-name="P1">Ideas:<text:line-break/>&gt; Items will be classed based on what material they can made of:<text:line-break/><text:line-break/><text:span text:style-name="T1">Weapons: </text:span><text:span text:style-name="T2">Woods, Metals</text:span></text:p>
      <text:p text:style-name="P1"><text:span text:style-name="T1">Trinkets: </text:span><text:span text:style-name="T2">Woods, Metals</text:span></text:p>
      <text:p text:style-name="P1"><text:span text:style-name="T1">Armour: </text:span><text:span text:style-name="T2">Woods, Cloths, </text:span><text:span text:style-name="T3">Leathers,</text:span><text:span text:style-name="T2"> Metals</text:span></text:p>
      <text:p text:style-name="P1"><text:span text:style-name="T2"/></text:p>
      <text:p text:style-name="P2">&gt; Different material types:</text:p>
      <text:p text:style-name="P12">Woods: <text:span text:style-name="T3">Contains a list of all different types of Wood that can be used on objects.</text:span></text:p>
      <text:list xml:id="list3615164857" text:style-name="L4">
        <text:list-item>
          <text:p text:style-name="P3">Oak</text:p>
        </text:list-item>
        <text:list-item>
          <text:p text:style-name="P3">Cedar</text:p>
        </text:list-item>
        <text:list-item>
          <text:p text:style-name="P3">Ironwood</text:p>
        </text:list-item>
        <text:list-item>
          <text:p text:style-name="P3">Ebony</text:p>
        </text:list-item>
        <text:list-item>
          <text:p text:style-name="P5">Netherbark</text:p>
        </text:list-item>
        <text:list-item>
          <text:p text:style-name="P5">Drake<text:span text:style-name="T5">wood</text:span></text:p>
        </text:list-item>
        <text:list-item>
          <text:p text:style-name="P7">Emberpine</text:p>
        </text:list-item>
        <text:list-item>
          <text:p text:style-name="P5">Lumilar</text:p>
        </text:list-item>
      </text:list>
      <text:p text:style-name="P12"><text:span text:style-name="T4">Textiles</text:span>:</text:p>
      <text:list xml:id="list4090698847" text:style-name="L3">
        <text:list-item>
          <text:p text:style-name="P4">Linen</text:p>
        </text:list-item>
        <text:list-item>
          <text:p text:style-name="P4">Wool</text:p>
        </text:list-item>
        <text:list-item>
          <text:p text:style-name="P4">Silk</text:p>
        </text:list-item>
        <text:list-item>
          <text:p text:style-name="P4">Cotton</text:p>
        </text:list-item>
        <text:list-item>
          <text:p text:style-name="P4">Leather</text:p>
        </text:list-item>
        <text:list-item>
          <text:p text:style-name="P6">Aethillion</text:p>
        </text:list-item>
        <text:list-item>
          <text:p text:style-name="P6">High-Silk</text:p>
        </text:list-item>
        <text:list-item>
          <text:p text:style-name="P6">Valourweave</text:p>
        </text:list-item>
      </text:list>
      <text:p text:style-name="P12">Metals: <text:span text:style-name="T2">Contains a list of all Metals that can be used on objects.</text:span></text:p>
      <text:list xml:id="list1661554922" text:style-name="L2">
        <text:list-item>
          <text:p text:style-name="P13"><text:span text:style-name="T2">Copper</text:span></text:p>
        </text:list-item>
      </text:list>
      <text:list xml:id="list2826172656" text:style-name="L1">
        <text:list-item>
          <text:p text:style-name="P14"><text:span text:style-name="T2">Iron</text:span></text:p>
        </text:list-item>
        <text:list-item>
          <text:p text:style-name="P14"><text:span text:style-name="T2">Steel</text:span></text:p>
        </text:list-item>
        <text:list-item>
          <text:p text:style-name="P8">Gold</text:p>
        </text:list-item>
        <text:list-item>
          <text:p text:style-name="P14"><text:span text:style-name="T2">High-Alloy</text:span></text:p>
        </text:list-item>
        <text:list-item>
          <text:p text:style-name="P14"><text:span text:style-name="T2">Valerium</text:span></text:p>
        </text:list-item>
        <text:list-item>
          <text:p text:style-name="P14"><text:span text:style-name="T2">Pharium</text:span></text:p>
        </text:list-item>
        <text:list-item>
          <text:p text:style-name="P14"><text:span text:style-name="T2">Maleverium</text:span></text:p>
        </text:list-item>
      </text:list>
      <text:p text:style-name="P15"><text:span text:style-name="T2"/></text:p>
      <text:p text:style-name="P16"><text:span text:style-name="T2">ItemTypes will be considered composite objects, as they are created via the use of multiple materials:<text:line-break/></text:span>Base Material<text:span text:style-name="T2">: Defines the base properties of the ItemType, such as weight, value, damage/protection, etc.</text:span></text:p>
      <text:p text:style-name="P16">Defensive Socket: <text:span text:style-name="T2">Defines resistances and overall defensive characteristics (dodge chance, bonus armour, etc.)</text:span></text:p>
      <text:p text:style-name="P16">Offensive Socket: <text:span text:style-name="T2">Defines damageType bonuses, AP values, and other offensive characteristics</text:span></text:p>
      <text:p text:style-name="P16">Utility Socket: <text:span text:style-name="T2">Defines stat bonuses, Base modifiers, and other such utilitarian characteristics.</text:span></text:p>
      <text:p text:style-name="P16"><text:span text:style-name="T2"/></text:p>
      <text:p text:style-name="P16"><text:soft-page-break/><text:span text:style-name="T2">This approach allows the system to both randomly generate armour, while also serving as a suitable starting point for an eventual crafting system expansion to the system.</text:span></text:p>
      <text:p text:style-name="P16"><text:span text:style-name="T2"/></text:p>
      <text:list xml:id="list2480392327" text:style-name="L6">
        <text:list-item>
          <text:p text:style-name="P17">ItemGenerator will read properties from each generator, such as matGen.Material.MaterialName, rather than retrieving the name the GenerateItemMaterial() would provide.</text:p>
        </text:list-item>
        <text:list-item>
          <text:p text:style-name="P17">Generate**() will now output it’s respective object, rather than strings (Eg, ItemTypeGenerator’s GenerateItemType will return an ItemType, rather than just a string).</text:p>
          <text:p text:style-name="P10">=======</text:p>
          <text:p text:style-name="P10">DONE</text:p>
          <text:p text:style-name="P11">=======</text:p>
        </text:list-item>
        <text:list-item>
          <text:p text:style-name="P18"><text:span text:style-name="T6">ItemTypes will contain damage output, and when generated, will reference the ItemMaterial’s materialDamage value, and multiply that by it’s baseMaterialCost, to get damageOutput</text:span></text:p>
        </text:list-item>
        <text:list-item>
          <text:p text:style-name="P9">ItemMaterials will be generated first, and will dictate what kind of ItemType’s can spawn</text:p>
          <text:list>
            <text:list-item>
              <text:p text:style-name="P9">Some kind of if (metal), use metalItemTypeList, if (wood), use woodItemTypeList, etc.?</text:p>
            </text:list-item>
          </text:list>
        </text:list-item>
        <text:list-item>
          <text:p text:style-name="P9">The User can generate their own custom Item’s via dropdowns</text:p>
        </text:list-item>
        <text:list-item>
          <text:p text:style-name="P9">Look into expanding exactly what ItemMaterials are exactly responsible for</text:p>
        </text:list-item>
        <text:list-item>
          <text:p text:style-name="P9">Refactor Rarity so that it is more dynamic/customisable in the editor.</text:p>
          <text:list>
            <text:list-item>
              <text:p text:style-name="P9">Currently, it’s all hard-coded values</text:p>
            </text:list-item>
          </text:list>
        </text:list-item>
        <text:list-item>
          <text:p text:style-name="P9">Create documentation showing how one can further expand the amount of ItemTypes, ItemMaterials, and Rarities the User can hav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6T17:30:13.301000000</meta:creation-date>
    <dc:date>2023-11-21T17:20:15.613000000</dc:date>
    <meta:editing-duration>P1DT16H45M27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50" meta:word-count="388" meta:character-count="2433" meta:non-whitespace-character-count="2131"/>
  </office:meta>
</office:document-meta>
</file>